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1" draw:master-page-name="Master1-Layout1-title-Title-Slide" presentation:presentation-page-layout-name="Master1-PPL1" draw:id="Slide-256">
        <draw:frame draw:id="id63" presentation:style-name="a385" draw:name="Title 1" svg:x="1.66667in" svg:y="1.22743in" svg:width="10in" svg:height="2.61111in" presentation:class="title" presentation:placeholder="false">
          <draw:text-box>
            <text:p text:style-name="a384" text:class-names="" text:cond-style-name=""><text:span text:style-name="a382" text:class-names="">CS498 Group 8 <text:line-break/>Iteration 2</text:span><text:span text:style-name="a383" text:class-names=""/></text:p>
          </draw:text-box>
          <svg:title/>
          <svg:desc/>
        </draw:frame>
        <draw:frame draw:id="id64" presentation:style-name="a389" draw:name="Subtitle 2" svg:x="1.66667in" svg:y="3.93924in" svg:width="10in" svg:height="1.81076in" presentation:class="subtitle" presentation:placeholder="false">
          <draw:text-box>
            <text:p text:style-name="a388" text:class-names="" text:cond-style-name=""><text:span text:style-name="a386" text:class-names="">Kyle Sprague, Tej Patel, Evan Yang, Eura Shin</text:span><text:span text:style-name="a387" text:class-names=""/></text:p>
          </draw:text-box>
          <svg:title/>
          <svg:desc/>
        </draw:frame>
      </draw:page>
      <draw:page draw:name="Slide2" draw:style-name="a390" draw:master-page-name="Master1-Layout2-obj-Title-and-Content" presentation:presentation-page-layout-name="Master1-PPL2" draw:id="Slide-257">
        <draw:frame draw:id="id65" presentation:style-name="a394" draw:name="Title 1" svg:x="0.91667in" svg:y="0.39931in" svg:width="11.5in" svg:height="1.44965in" presentation:class="title" presentation:placeholder="false">
          <draw:text-box>
            <text:p text:style-name="a393" text:class-names="" text:cond-style-name=""><text:span text:style-name="a391" text:class-names="">Concept</text:span><text:span text:style-name="a392" text:class-names=""/></text:p>
          </draw:text-box>
          <svg:title/>
          <svg:desc/>
        </draw:frame>
        <draw:frame draw:id="id66" presentation:style-name="a409" draw:name="Content Placeholder 2" svg:x="0.91667in" svg:y="1.99653in" svg:width="11.5in" svg:height="4.75868in" presentation:class="outline" presentation:placeholder="false">
          <draw:text-box>
            <text:list text:style-name="a397">
              <text:list-item>
                <text:p text:style-name="a396" text:class-names="" text:cond-style-name=""><text:span text:style-name="a395" text:class-names="">Creating quality resumes can be hard, we'd like to make it easier.</text:span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>By using a speech-to-text API we can make creating a resume more like an interview. </text:span></text:p>
              </text:list-item>
            </text:list>
            <text:list text:style-name="a405">
              <text:list-item>
                <text:p text:style-name="a404" text:class-names="" text:cond-style-name=""><text:span text:style-name="a401" text:class-names="">We can ensure the resumes we make are good by tailoring them to specific job fields (</text:span><text:span text:style-name="a402" text:class-names="">ie</text:span><text:span text:style-name="a403" text:class-names="">. Medicine, Computer Science, Chemistry, etc.) and by making them graphically appealing.  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>At the end the program the user will be able to download their resume as a pdf for personal use. </text:span></text:p>
              </text:list-item>
            </text:list>
          </draw:text-box>
          <svg:title/>
          <svg:desc/>
        </draw:frame>
      </draw:page>
      <draw:page draw:name="Slide3" draw:style-name="a410" draw:master-page-name="Master1-Layout2-obj-Title-and-Content" presentation:presentation-page-layout-name="Master1-PPL2" draw:id="Slide-258">
        <draw:frame draw:id="id67" presentation:style-name="a414" draw:name="Title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Structure</text:span><text:span text:style-name="a412" text:class-names=""/></text:p>
          </draw:text-box>
          <svg:title/>
          <svg:desc/>
        </draw:frame>
        <draw:frame draw:id="id68" presentation:style-name="a431" draw:name="Content Placeholder 2" svg:x="0.91667in" svg:y="1.99653in" svg:width="11.5in" svg:height="4.75868in" presentation:class="outline" presentation:placeholder="false">
          <draw:text-box>
            <text:list text:style-name="a418">
              <text:list-item>
                <text:p text:style-name="a417" text:class-names="" text:cond-style-name=""><text:span text:style-name="a415" text:class-names="">The program operates like a question and answer style interview. </text:span><text:span text:style-name="a416" text:class-names=""/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>It first asks the field for which you are applying, then has a question set specific to that field. </text:span></text:p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>The program then asks you about grades, extra-curriculars, etc. </text:span></text:p>
              </text:list-item>
            </text:list>
            <text:list text:style-name="a427">
              <text:list-item>
                <text:p text:style-name="a426" text:class-names="" text:cond-style-name=""><text:span text:style-name="a425" text:class-names="">After this any answers can be edited by clicking on responses and using the keyboard to edit. This is to prevent misspellings or misheard information. 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/></text:p>
              </text:list-item>
            </text:list>
          </draw:text-box>
          <svg:title/>
          <svg:desc/>
        </draw:frame>
      </draw:page>
      <draw:page draw:name="Slide4" draw:style-name="a432" draw:master-page-name="Master1-Layout2-obj-Title-and-Content" presentation:presentation-page-layout-name="Master1-PPL2" draw:id="Slide-259">
        <draw:frame draw:id="id69" presentation:style-name="a436" draw:name="Title 1" svg:x="0.91667in" svg:y="0.39931in" svg:width="11.5in" svg:height="1.44965in" presentation:class="title" presentation:placeholder="false">
          <draw:text-box>
            <text:p text:style-name="a435" text:class-names="" text:cond-style-name=""><text:span text:style-name="a433" text:class-names="">What we worked on for Iteration 2</text:span><text:span text:style-name="a434" text:class-names=""/></text:p>
          </draw:text-box>
          <svg:title/>
          <svg:desc/>
        </draw:frame>
        <draw:frame draw:id="id70" presentation:style-name="a449" draw:name="Content Placeholder 2" svg:x="0.91667in" svg:y="1.99653in" svg:width="11.5in" svg:height="4.75868in" presentation:class="outline" presentation:placeholder="false">
          <draw:text-box>
            <text:list text:style-name="a439">
              <text:list-item>
                <text:p text:style-name="a438" text:class-names="" text:cond-style-name=""><text:span text:style-name="a437" text:class-names="">Bulleted lists for sections- some questions require multiple answers so the program needs a "stop" word to stop accepting answers </text:span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>Adding links to the resume- after the interview portion, users will be able to add hyper-links to the resume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>User accounts- implementing a database allowing users to save resumes on their own account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>Aesthetics- just making to interface look nice</text:span></text:p>
              </text:list-item>
            </text:list>
          </draw:text-box>
          <svg:title/>
          <svg:desc/>
        </draw:frame>
      </draw:page>
      <draw:page draw:name="Slide5" draw:style-name="a450" draw:master-page-name="Master1-Layout2-obj-Title-and-Content" presentation:presentation-page-layout-name="Master1-PPL2" draw:id="Slide-260">
        <draw:frame draw:id="id71" presentation:style-name="a454" draw:name="Title 1" svg:x="0.91667in" svg:y="0.39931in" svg:width="11.5in" svg:height="1.44965in" presentation:class="title" presentation:placeholder="false">
          <draw:text-box>
            <text:p text:style-name="a453" text:class-names="" text:cond-style-name=""><text:span text:style-name="a451" text:class-names="">Demonstration of our program at its current state</text:span><text:span text:style-name="a452" text:class-names=""/></text:p>
          </draw:text-box>
          <svg:title/>
          <svg:desc/>
        </draw:frame>
        <draw:frame draw:id="id72" presentation:style-name="a455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3/21/2019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3/21/2019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3/21/2019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3/21/2019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3/21/2019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3/21/2019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3/21/2019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3/21/2019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3/21/2019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5.6684in" svg:y="1.07986in" svg:width="6.75in" svg:height="5.32986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0.9184in" svg:y="2.25in" svg:width="4.30035in" svg:height="4.168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0.91667in" svg:y="6.95139in" svg:width="3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3/21/2019</text:date></text:span><text:span text:style-name="a303" text:class-names=""/></text:p>
        </draw:text-box>
        <svg:title/>
        <svg:desc/>
      </draw:frame>
      <draw:frame draw:id="id51" presentation:style-name="a308" draw:name="Footer Placeholder 5" svg:x="4.41667in" svg:y="6.95139in" svg:width="4.5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9.41667in" svg:y="6.95139in" svg:width="3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0.91667in" svg:y="0.39931in" svg:width="11.5in" svg:height="1.44965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0.91667in" svg:y="1.99653in" svg:width="11.5in" svg:height="4.75868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91667in" svg:y="6.95139in" svg:width="3in" svg:height="0.39931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3/21/2019</text:date></text:span><text:span text:style-name="a337" text:class-names=""/></text:p>
        </draw:text-box>
        <svg:title/>
        <svg:desc/>
      </draw:frame>
      <draw:frame draw:id="id56" presentation:style-name="a342" draw:name="Footer Placeholder 4" svg:x="4.41667in" svg:y="6.95139in" svg:width="4.5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9.41667in" svg:y="6.95139in" svg:width="3in" svg:height="0.39931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#›</text:page-number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9.54167in" svg:y="0.39931in" svg:width="2.875in" svg:height="6.3559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0.91667in" svg:y="0.39931in" svg:width="8.45833in" svg:height="6.355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91667in" svg:y="6.95139in" svg:width="3in" svg:height="0.3993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3/21/2019</text:date></text:span><text:span text:style-name="a371" text:class-names=""/></text:p>
        </draw:text-box>
        <svg:title/>
        <svg:desc/>
      </draw:frame>
      <draw:frame draw:id="id61" presentation:style-name="a376" draw:name="Footer Placeholder 4" svg:x="4.41667in" svg:y="6.95139in" svg:width="4.5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9.41667in" svg:y="6.95139in" svg:width="3in" svg:height="0.3993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#›</text:page-number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/>
    <dc:creator> </dc:creator>
    <meta:creation-date>2013-07-15T20:26:40Z</meta:creation-date>
    <dc:date>2019-03-22T00:40:29Z</dc:date>
    <meta:template xlink:href="office%20theme" xlink:type="simple"/>
    <meta:editing-cycles>194</meta:editing-cycles>
    <meta:editing-duration>PT0S</meta:editing-duration>
    <meta:document-statistic meta:paragraph-count="0" meta:word-count="0"/>
  </office:meta>
</office:document-meta>
</file>